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96pt" style:font-size-asian="96pt" style:font-size-complex="96pt"/>
    </style:style>
    <style:style style:name="P2" style:family="paragraph" style:parent-style-name="Standard">
      <style:paragraph-properties fo:text-align="center" style:justify-single-word="false"/>
      <style:text-properties fo:font-size="60pt" style:font-size-asian="60pt" style:font-size-complex="60pt"/>
    </style:style>
    <style:style style:name="P3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 fo:break-before="page"/>
      <style:text-properties fo:font-size="20pt" style:font-size-asian="20pt" style:font-size-complex="20pt"/>
    </style:style>
    <style:style style:name="P6" style:family="paragraph" style:parent-style-name="Standard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fo:font-size="20pt" style:font-size-asian="20pt" style:font-size-complex="20pt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0.5pt" style:font-size-asian="9.14999961853027pt" style:font-size-complex="10.5pt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fo:font-size="10.5pt" style:font-size-asian="9.14999961853027pt" style:font-size-complex="10.5pt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fo:font-size="10.5pt" style:font-size-asian="9.14999961853027pt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影像處理</text:p>
      <text:p text:style-name="P1"/>
      <text:p text:style-name="P2">作業3</text:p>
      <text:p text:style-name="P2"/>
      <text:p text:style-name="P2"/>
      <text:p text:style-name="P2"/>
      <text:p text:style-name="P4"/>
      <text:p text:style-name="P3">潘韋成</text:p>
      <text:p text:style-name="P3">494410006</text:p>
      <text:p text:style-name="P3"/>
      <text:p text:style-name="P3"/>
      <text:p text:style-name="P4"/>
      <text:p text:style-name="P4"/>
      <text:p text:style-name="P5">Technical Description</text:p>
      <text:p text:style-name="P7">本次延用上次作業寫好的架構，只在原本的Image類別裡新增一個method: laplacian()。</text:p>
      <text:p text:style-name="P7">使用 4 * z5 - ( z2 + z4 + z6 + z8 ) 的 filter。</text:p>
      <text:p text:style-name="P8">程式的使用方式為：</text:p>
      <text:p text:style-name="P8">$ make</text:p>
      <text:p text:style-name="P8">$ ./demo &lt;輸入影像&gt; &lt;輸出影像&gt;</text:p>
      <text:p text:style-name="P8"/>
      <text:p text:style-name="P6">Experimental Result</text:p>
      <text:p text:style-name="P8">若是使用 (8,-1) 的 filter，雖然邊界較為細緻，但反而不明顯。</text:p>
      <text:p text:style-name="P8"/>
      <text:p text:style-name="P6">Discussion</text:p>
      <text:p text:style-name="P8">(4,-1,0) 的 filter 丢棄了較多資訊，但反而較有重點。</text:p>
      <text:p text:style-name="P8"/>
      <text:p text:style-name="P6">Reference</text:p>
      <text:p text:style-name="P8">Wikipedia(en): http://en.wikipedia.org/wiki/BMP_file_forma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4T22:01:59</meta:creation-date>
    <dc:date>2009-06-20T19:20:55</dc:date>
    <meta:editing-duration>PT00H32M56S</meta:editing-duration>
    <meta:editing-cycles>11</meta:editing-cycles>
    <meta:generator>OpenOffice.org/3.1$Unix OpenOffice.org_project/310m11$Build-9399</meta:generator>
    <meta:document-statistic meta:table-count="0" meta:image-count="0" meta:object-count="0" meta:page-count="2" meta:paragraph-count="16" meta:word-count="56" meta:character-count="339"/>
  </office:meta>
</office:document-meta>
</file>